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8000001C282791518D0F3558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6.929cm" fo:min-width="8.463cm"/>
    </style:style>
    <style:style style:name="gr4" style:family="graphic" style:parent-style-name="standard">
      <style:graphic-properties draw:fill-color="#62a73b" draw:textarea-horizontal-align="justify" draw:textarea-vertical-align="middle" draw:auto-grow-height="false" fo:min-height="1.337cm" fo:min-width="3.979cm"/>
    </style:style>
    <style:style style:name="gr5" style:family="graphic" style:parent-style-name="standard">
      <style:graphic-properties draw:fill-color="#808080" draw:textarea-horizontal-align="justify" draw:textarea-vertical-align="middle" draw:auto-grow-height="false" fo:min-height="2.774cm" fo:min-width="7.183cm"/>
    </style:style>
    <style:style style:name="gr6" style:family="graphic" style:parent-style-name="standard">
      <style:graphic-properties draw:fill-color="#62a73b" draw:textarea-horizontal-align="justify" draw:textarea-vertical-align="middle" draw:auto-grow-height="false" fo:min-height="0.581cm" fo:min-width="2.572cm"/>
    </style:style>
    <style:style style:name="gr7" style:family="graphic" style:parent-style-name="standard">
      <style:graphic-properties draw:fill-color="#f37b70" draw:textarea-horizontal-align="justify" draw:textarea-vertical-align="middle" draw:auto-grow-height="false" fo:min-height="0.582cm" fo:min-width="2.572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fill-color="#ed1c24" draw:textarea-horizontal-align="justify" draw:textarea-vertical-align="middle" draw:auto-grow-height="false" fo:min-height="0.28cm" fo:min-width="3.979cm"/>
    </style:style>
    <style:style style:name="gr10" style:family="graphic" style:parent-style-name="standard">
      <style:graphic-properties draw:fill-color="#62a73b" draw:textarea-horizontal-align="justify" draw:textarea-vertical-align="middle" draw:auto-grow-height="false" fo:min-height="0.581cm" fo:min-width="2.574cm"/>
    </style:style>
    <style:style style:name="gr11" style:family="graphic" style:parent-style-name="standard">
      <style:graphic-properties draw:fill-color="#f37b70" draw:textarea-horizontal-align="justify" draw:textarea-vertical-align="middle" draw:auto-grow-height="false" fo:min-height="0.581cm" fo:min-width="2.574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subtitle">
      <style:graphic-properties draw:fill-color="#ffffff"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62a73b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-color="#f37b70"/>
      <style:paragraph-properties fo:text-align="center"/>
    </style:style>
    <style:style style:name="P6" style:family="paragraph">
      <loext:graphic-properties draw:fill-color="#ed1c2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Magic Mirror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Fallstudie von Florian Vog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gic Mirror</text:p>
          </draw:text-box>
        </draw:frame>
        <draw:frame presentation:style-name="pr5" draw:text-style-name="P1" draw:layer="layout" svg:width="25.5cm" svg:height="13cm" svg:x="1cm" svg:y="5.5cm" presentation:class="subtitle" presentation:user-transformed="true">
          <draw:text-box>
            <text:p>- Wetter</text:p>
            <text:p/>
            <text:p>- Zeit &amp; Datum</text:p>
            <text:p/>
            <text:p>- Tagesspruch</text:p>
            <text:p/>
            <text:p>- …</text:p>
            <text:p/>
            <text:p/>
            <text:p>Energieeffizienz:</text:p>
            <text:p>→ <text:tab/>automatisch </text:p>
            <text:p><text:tab/>einschalten</text:p>
          </draw:text-box>
        </draw:frame>
        <draw:frame draw:style-name="gr2" draw:text-style-name="P2" draw:layer="layout" svg:width="17.334cm" svg:height="13cm" svg:x="9.59cm" svg:y="5.334cm">
          <draw:image xlink:href="Pictures/1000020100000258000001C282791518D0F355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gic Mirror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header>
                <text:p/>
                <text:list>
                  <text:list-item>
                    <text:p/>
                  </text:list-item>
                </text:list>
              </text:list-header>
            </text:list>
          </draw:text-box>
        </draw:frame>
        <draw:custom-shape draw:style-name="gr3" draw:text-style-name="P2" draw:layer="layout" svg:width="8.963cm" svg:height="7.179cm" svg:x="5.08cm" svg:y="4.572cm">
          <text:p text:style-name="P2">Magic Mirror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4.479cm" svg:height="1.587cm" svg:x="7.514cm" svg:y="9.181cm">
          <text:p text:style-name="P2">Raspberry Pi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683cm" svg:height="3.024cm" svg:x="5.72cm" svg:y="4.798cm">
          <text:p text:style-name="P2">Monitor</text:p>
          <draw:enhanced-geometry svg:viewBox="0 0 21600 21600" draw:type="rectangle" draw:enhanced-path="M 0 0 L 21600 0 21600 21600 0 21600 0 0 Z N"/>
        </draw:custom-shape>
        <draw:custom-shape draw:style-name="gr6" draw:text-style-name="P3" xml:id="id1" draw:id="id1" draw:layer="layout" svg:width="3.072cm" svg:height="0.831cm" svg:x="19.549cm" svg:y="8.502cm">
          <text:p text:style-name="P2">ESP32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072cm" svg:height="0.832cm" svg:x="19.549cm" svg:y="7.594cm">
          <text:p text:style-name="P2">IR Sensor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9.549cm" svg:y1="8.917cm" svg:x2="11.993cm" svg:y2="9.974cm" draw:start-shape="id1" draw:start-glue-point="3" draw:end-shape="id2" draw:end-glue-point="1" svg:d="M19549 8917h-3778v1057h-3778" svg:viewBox="0 0 7557 1058">
          <text:p text:style-name="P2">MQTT</text:p>
        </draw:connector>
        <draw:custom-shape draw:style-name="gr9" draw:text-style-name="P6" draw:layer="layout" svg:width="4.479cm" svg:height="0.53cm" svg:x="7.514cm" svg:y="10.768cm">
          <text:p text:style-name="P2">Node Red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.074cm" svg:height="0.831cm" svg:x="13.658cm" svg:y="17.948cm">
          <text:p text:style-name="P2">ESP32</text:p>
          <draw:enhanced-geometry svg:viewBox="0 0 21600 21600" draw:type="rectangle" draw:enhanced-path="M 0 0 L 21600 0 21600 21600 0 21600 0 0 Z N"/>
        </draw:custom-shape>
        <draw:custom-shape draw:style-name="gr11" draw:text-style-name="P5" xml:id="id3" draw:id="id3" draw:layer="layout" svg:width="3.074cm" svg:height="0.831cm" svg:x="13.658cm" svg:y="17.041cm">
          <text:p text:style-name="P2">F-Sensor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3.658cm" svg:y1="17.456cm" svg:x2="11.993cm" svg:y2="9.974cm" draw:start-shape="id3" draw:end-shape="id2" svg:d="M13658 17456h-833v-7482h-832" svg:viewBox="0 0 1666 7483">
          <text:p text:style-name="P2">MQTT</text:p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19:13:56.506879459</meta:creation-date>
    <meta:editing-duration>PT20M49S</meta:editing-duration>
    <meta:editing-cycles>2</meta:editing-cycles>
    <meta:generator>LibreOffice/6.0.6.2$Linux_X86_64 LibreOffice_project/00m0$Build-2</meta:generator>
    <dc:title>Alizarin</dc:title>
    <dc:date>2018-12-04T19:34:45.700729276</dc:date>
    <meta:document-statistic meta:object-count="60"/>
  </office:meta>
</office:document-meta>
</file>